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2in"/>
    </style:style>
    <style:style style:name="co2" style:family="table-column">
      <style:table-column-properties fo:break-before="auto" style:column-width="0.511in"/>
    </style:style>
    <style:style style:name="co3" style:family="table-column">
      <style:table-column-properties fo:break-before="auto" style:column-width="3.145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 fo:border="0.06pt solid #000000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00dcff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3" office:value-type="string" calcext:value-type="string">
            <text:p>Onyx Bed Pack</text:p>
          </table:table-cell>
          <table:table-cell table:number-columns-repeated="1023"/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tic Spacers</text:p>
          </table:table-cell>
          <table:table-cell table:number-columns-repeated="1021"/>
        </table:table-row>
        <table:table-row table:style-name="ro1">
          <table:table-cell office:value-type="float" office:value="30236" calcext:value-type="float">
            <text:p>30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-40x3/4” Flat Head Screw</text:p>
          </table:table-cell>
          <table:table-cell table:number-columns-repeated="1021"/>
        </table:table-row>
        <table:table-row table:style-name="ro1">
          <table:table-cell office:value-type="float" office:value="30222" calcext:value-type="float">
            <text:p>30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-40 T-Nut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0K Thermistor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.7K Resistor</text:p>
          </table:table-cell>
          <table:table-cell table:number-columns-repeated="1021"/>
        </table:table-row>
        <table:table-row table:style-name="ro1">
          <table:table-cell office:value-type="float" office:value="58742" calcext:value-type="float">
            <text:p>587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MM Onyx Round Heated B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yx Laser Cut Insulato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ectronics</text:p>
          </table:table-cell>
          <table:table-cell table:number-columns-repeated="1023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RAMBo Electronics Package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office:value-type="string" calcext:value-type="string">
            <text:p>(Incl. Board, end stop wiring and thermistor wires)</text:p>
          </table:table-cell>
          <table:table-cell table:number-columns-repeated="1021"/>
        </table:table-row>
        <table:table-row table:style-name="ro2">
          <table:table-cell table:style-name="ce5" office:value-type="float" office:value="26720" calcext:value-type="float">
            <text:p>26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D LCD Controller with SD card and RAMBo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office:value-type="string" calcext:value-type="string">
            <text:p>LCD Adapter</text:p>
          </table:table-cell>
          <table:table-cell table:number-columns-repeated="1021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B Cable</text:p>
          </table:table-cell>
          <table:table-cell table:number-columns-repeated="1021"/>
        </table:table-row>
        <table:table-row table:style-name="ro1">
          <table:table-cell table:style-name="ce5" office:value-type="float" office:value="26501" calcext:value-type="float">
            <text:p>26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MA 17 Stepper Motor</text:p>
          </table:table-cell>
          <table:table-cell table:number-columns-repeated="1021"/>
        </table:table-row>
        <table:table-row table:style-name="ro1">
          <table:table-cell table:style-name="ce5" office:value-type="float" office:value="26309" calcext:value-type="float">
            <text:p>26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Mx25MMx10MM 12v Fan</text:p>
          </table:table-cell>
          <table:table-cell table:number-columns-repeated="1021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ATX Power Supply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table:style-name="ce7" office:value-type="float" office:value="26602" calcext:value-type="float">
            <text:p>26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MM Borosilicate Glass Build Plate</text:p>
          </table:table-cell>
          <table:table-cell table:number-columns-repeated="1021"/>
        </table:table-row>
        <table:table-row table:style-name="ro1">
          <table:table-cell table:style-name="ce6"/>
          <table:table-cell/>
          <table:table-cell table:style-name="ce9" office:value-type="string" calcext:value-type="string">
            <text:p>Included in kits purchased after 8/11/2013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float" office:value="3" calcext:value-type="float">
            <text:p>3</text:p>
          </table:table-cell>
          <table:table-cell office:value-type="string" calcext:value-type="string">
            <text:p>32” Aluminum Extrusion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Belt Pack</text:p>
          </table:table-cell>
          <table:table-cell table:number-columns-repeated="1023"/>
        </table:table-row>
        <table:table-row table:style-name="ro1"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75” GT2 2MM Pitch Belts</text:p>
          </table:table-cell>
          <table:table-cell table:number-columns-repeated="1021"/>
        </table:table-row>
        <table:table-row table:style-name="ro1">
          <table:table-cell table:style-name="ce7" office:value-type="float" office:value="68336" calcext:value-type="float">
            <text:p>683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aring Cover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Hot End Pack</text:p>
          </table:table-cell>
          <table:table-cell table:number-columns-repeated="1023"/>
        </table:table-row>
        <table:table-row table:style-name="ro1"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6.8 Ohm Heating Resistors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100k Thermistor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24”x2MM ID x 4MM OD PTFE Tubing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4MM PTC Fitting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Assembled Hot End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2” PTFE sleeve for thermistor wires</text:p>
          </table:table-cell>
          <table:table-cell table:number-columns-repeated="1021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 style:data-style-name="N2" text:time-value="0000-00-00T00:00:01.183980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Buckle</meta:initial-creator>
    <meta:creation-date>2013-05-25T13:19:54.90</meta:creation-date>
    <dc:date>2013-08-15T14:40:27.234000000</dc:date>
    <meta:editing-duration>PT3H31M26S</meta:editing-duration>
    <meta:editing-cycles>13</meta:editing-cycles>
    <meta:generator>LibreOffice/4.1.0.4$Windows_x86 LibreOffice_project/89ea49ddacd9aa532507cbf852f2bb22b1ace28</meta:generator>
    <dc:creator>Gene Buckle</dc:creator>
    <meta:document-statistic meta:table-count="1" meta:cell-count="68" meta:object-count="0"/>
  </office:meta>
</office:document-meta>
</file>